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0000" fo:font-weight="bold" style:font-weight-asian="bold" style:font-weight-complex="bold"/>
    </style:style>
    <style:style style:name="T3" style:family="text">
      <style:text-properties fo:font-variant="normal" fo:text-transform="none" fo:color="#444444" style:font-name="Calibri" fo:font-size="11.25pt" fo:letter-spacing="normal" fo:font-style="normal" fo:font-weight="normal"/>
    </style:style>
    <style:style style:name="T4" style:family="text">
      <style:text-properties fo:font-variant="normal" fo:text-transform="none" fo:color="#444444" fo:letter-spacing="normal"/>
    </style:style>
    <style:style style:name="T5" style:family="text">
      <style:text-properties fo:color="#ff0000"/>
    </style:style>
    <style:style style:name="T6" style:family="text">
      <style:text-properties fo:color="#2323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Vendredi 5 juin :</text:p>
      <text:p text:style-name="Standard"/>
      <text:p text:style-name="Standard"><text:span text:style-name="T2">Problème avec l'affiche du module bien être et gourmandise ( photo coupé ) :</text:span> Les solutions de hikashop m’ont donné une idée, j'ai désactiver les animations, redimensionnée l'emplacement des photos. J'ai vérifier sur tout les navigateurs que j'ai ( firefox + chrome + safarie ) . Problème résolu. </text:p>
      <text:p text:style-name="Standard"/>
      <text:p text:style-name="Standard"><text:span text:style-name="T1">Problème avec le module les produits à la une :</text:span> enfet il fallait changé le mode d'affiche du tableau au div pour que le nombre de colonne soit pris en compte. Problème résolu aussi. </text:p>
      <text:p text:style-name="Standard"/>
      <text:p text:style-name="Standard"><text:span text:style-name="T1">Pour le filtre</text:span> : <text:s/>il faut enlevé l'option affichage dynamic parce qu'il n'est pas compatible avec ton template. Je l'ai fait mes pas de différence. J'ai renvoyé un mail au SAV a ce sujet. </text:p>
      <text:p text:style-name="Standard"/>
      <text:p text:style-name="Standard"><text:span text:style-name="T1">Pour le module catégorie voici la réponse du SAV</text:span> : <text:span text:style-name="T4"> « </text:span><text:span text:style-name="T5"> </text:span><text:span text:style-name="T6">Le module est une bonne idée. Par contre, il faudrait changer les options du module, et notemment l'option "Show sub categories" pour également afficher les sous catégories directement dans le module.</text:span><text:span text:style-name="T5"> </text:span><text:span text:style-name="T3"> »</text:span> J'ai demandé plus de précision car il y a plusieurs option possible.</text:p>
      <text:p text:style-name="Standard"/>
      <text:p text:style-name="Standard"><text:span text:style-name="T1">Pour le bouton ajouté aux panier à droite et tout :</text:span> <text:s/>c'est l'option par default et ce serai de nouveau cette histoire d'affichage dynamic qui bloque, je l'ai enlevé mais la encore pas de changement. J'ai pris une capture écran des réglages pour que le SAV puisse m'en dire plus. </text:p>
      <text:p text:style-name="Standard"/>
      <text:p text:style-name="Standard"><text:span text:style-name="T1">ChronoForms, pouvoir stoker la photo sur la base de données :</text:span> toujours en attente de réponse</text:p>
      <text:p text:style-name="Standard"/>
      <text:p text:style-name="Standard">Pour le reste de ton mail je regarde tout ça demain. Pareil je serais la pour 8h30.</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a carriere</meta:initial-creator>
    <meta:creation-date>2015-06-05T11:28:09.70</meta:creation-date>
    <dc:date>2016-06-07T10:48:01.27</dc:date>
    <dc:creator>Flora Carriere</dc:creator>
    <meta:editing-duration>PT5H29M10S</meta:editing-duration>
    <meta:editing-cycles>2</meta:editing-cycles>
    <meta:generator>OpenOffice/4.1.2$Win32 OpenOffice.org_project/412m3$Build-9782</meta:generator>
    <meta:document-statistic meta:table-count="0" meta:image-count="0" meta:object-count="0" meta:page-count="1" meta:paragraph-count="8" meta:word-count="260" meta:character-count="1477"/>
  </office:meta>
</office:document-meta>
</file>